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REFERENCE MATERIALS</text:p>
          </draw:text-box>
        </draw:frame>
        <draw:frame draw:style-name="TransBox" svg:width="31.8700cm" svg:height="5.5000cm" svg:x="1.0000cm" svg:y="2.3000cm">
          <draw:text-box>
            <text:p text:style-name="PTitleMain">Glossary</text:p>
          </draw:text-box>
        </draw:frame>
        <draw:frame draw:style-name="TransBox" svg:width="31.8700cm" svg:height="3.5000cm" svg:x="1.0000cm" svg:y="8.8000cm">
          <draw:text-box>
            <text:p text:style-name="PBody">Key terms used throughout this guide, ordered alphabetically.</text:p>
          </draw:text-box>
        </draw:frame>
        <draw:frame draw:style-name="TransBox" svg:width="31.8700cm" svg:height="0.7000cm" svg:x="1.0000cm" svg:y="17.8000cm">
          <draw:text-box>
            <text:p text:style-name="PFooter">98-reference/glossary.m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A</text:p>
            <text:p text:style-name="PBullet">▶  B</text:p>
            <text:p text:style-name="PBullet">▶  C</text:p>
            <text:p text:style-name="PBullet">▶  D</text:p>
            <text:p text:style-name="PBullet">▶  E</text:p>
            <text:p text:style-name="PBullet">▶  F</text:p>
            <text:p text:style-name="PBullet">▶  G</text:p>
            <text:p text:style-name="PBullet">▶  I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A</text:p>
          </draw:text-box>
        </draw:frame>
        <draw:frame draw:style-name="TransBox" svg:width="31.8700cm" svg:height="13.5500cm" svg:x="1.0000cm" svg:y="4.0000cm">
          <draw:text-box>
            <text:p text:style-name="PBullet">• ACL (Access Control List)</text:p>
            <text:p text:style-name="PBullet">• An extended permission mechanism that allows fine-grained access control beyond the standard owner/group/other mod…</text:p>
            <text:p text:style-name="PBullet">• Ansible</text:p>
            <text:p text:style-name="PBullet">• An agentless IT automation engine that uses SSH to execute declarative playbooks (YAML) on managed nodes. The RHCE…</text:p>
            <text:p text:style-name="PBullet">• Ansible Galaxy</text:p>
            <text:p text:style-name="PBullet">• The upstream community hub for sharing Ansible roles and collections. Accessed via ansible-galaxy.</text:p>
            <text:p text:style-name="PBullet">• Ansible Vault</text:p>
            <text:p text:style-name="PBullet">• An Ansible feature for encrypting sensitive data (passwords, API keys) within playbook variables and files.</text:p>
            <text:p text:style-name="PBullet">• AVC (Access Vector Cache)</text:p>
            <text:p text:style-name="PBullet">• The SELinux kernel subsystem that caches policy decisions for performance. AVC denials appear in /var/log/audit/au…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B</text:p>
          </draw:text-box>
        </draw:frame>
        <draw:frame draw:style-name="TransBox" svg:width="31.8700cm" svg:height="13.5500cm" svg:x="1.0000cm" svg:y="4.0000cm">
          <draw:text-box>
            <text:p text:style-name="PBullet">• Boolean (SELinux)</text:p>
            <text:p text:style-name="PBullet">• A runtime switch that toggles a subset of SELinux policy rules without recompiling the policy. Managed with getseb…</text:p>
            <text:p text:style-name="PBullet">• Boot target</text:p>
            <text:p text:style-name="PBullet">• A systemd unit of type target (e.g., multi-user.target, graphical.target) that groups dependencies for a system st…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</text:p>
          </draw:text-box>
        </draw:frame>
        <draw:frame draw:style-name="TransBox" svg:width="31.8700cm" svg:height="13.5500cm" svg:x="1.0000cm" svg:y="4.0000cm">
          <draw:text-box>
            <text:p text:style-name="PBullet">• cgroup (Control Group)</text:p>
            <text:p text:style-name="PBullet">• A Linux kernel feature that limits, accounts for, and isolates resource usage (CPU, memory, I/O, network) for coll…</text:p>
            <text:p text:style-name="PBullet">• Condition (systemd)</text:p>
            <text:p text:style-name="PBullet">• A unit file directive (ConditionPathExists=, ConditionVirtualization=, etc.) that prevents a unit from starting if…</text:p>
            <text:p text:style-name="PBullet">• Container</text:p>
            <text:p text:style-name="PBullet">• An isolated process (or group of processes) sharing the host kernel but with separate namespaces (PID, network, mo…</text:p>
            <text:p text:style-name="PBullet">• Context (SELinux)</text:p>
            <text:p text:style-name="PBullet">• A label attached to every file, process, and socket of the form user:role:type:level. The type field (e.g., httpd_…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D</text:p>
          </draw:text-box>
        </draw:frame>
        <draw:frame draw:style-name="TransBox" svg:width="31.8700cm" svg:height="13.5500cm" svg:x="1.0000cm" svg:y="4.0000cm">
          <draw:text-box>
            <text:p text:style-name="PBullet">• DAC (Discretionary Access Control)</text:p>
            <text:p text:style-name="PBullet">• The traditional Unix permission model (owner/group/other + rwx). Called "discretionary" because owners can grant a…</text:p>
            <text:p text:style-name="PBullet">• DBus</text:p>
            <text:p text:style-name="PBullet">• An IPC mechanism used by systemd for inter-process communication. Required for systemctl --user in rootless Podman…</text:p>
            <text:p text:style-name="PBullet">• dnf</text:p>
            <text:p text:style-name="PBullet">• The package manager for RHEL 10 (Dandified YUM). Handles installation, updates, removal, and dependency resolution…</text:p>
            <text:p text:style-name="PBullet">• Drop-in (systemd)</text:p>
            <text:p text:style-name="PBullet">• An override file placed in /etc/systemd/system/&lt;unit&gt;.d/*.conf that supplements (rather than replaces) the origina…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E</text:p>
          </draw:text-box>
        </draw:frame>
        <draw:frame draw:style-name="TransBox" svg:width="31.8700cm" svg:height="13.5500cm" svg:x="1.0000cm" svg:y="4.0000cm">
          <draw:text-box>
            <text:p text:style-name="PBullet">• ens3</text:p>
            <text:p text:style-name="PBullet">• The default virtio network interface name used in KVM/QEMU VMs throughout this guide. May differ in other hypervis…</text:p>
            <text:p text:style-name="PBullet">• ext4</text:p>
            <text:p text:style-name="PBullet">• A widely-used Linux journaling filesystem. On RHEL 10, XFS is the default for data partitions; ext4 is used for /b…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F</text:p>
          </draw:text-box>
        </draw:frame>
        <draw:frame draw:style-name="TransBox" svg:width="31.8700cm" svg:height="13.5500cm" svg:x="1.0000cm" svg:y="4.0000cm">
          <draw:text-box>
            <text:p text:style-name="PBullet">• fcontext</text:p>
            <text:p text:style-name="PBullet">• An SELinux file context mapping — a rule that defines what SELinux label a file path should have. Managed with sem…</text:p>
            <text:p text:style-name="PBullet">• firewalld</text:p>
            <text:p text:style-name="PBullet">• The RHEL 10 firewall manager, using nftables as its backend. Manages zones, services, ports, and rich rules. See f…</text:p>
            <text:p text:style-name="PBullet">• fstab</text:p>
            <text:p text:style-name="PBullet">• /etc/fstab — the filesystem table. Defines which filesystems and network mounts are mounted at boot. See Filesyste…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G</text:p>
          </draw:text-box>
        </draw:frame>
        <draw:frame draw:style-name="TransBox" svg:width="31.8700cm" svg:height="13.5500cm" svg:x="1.0000cm" svg:y="4.0000cm">
          <draw:text-box>
            <text:p text:style-name="PBullet">• GRUB2</text:p>
            <text:p text:style-name="PBullet">• The GRand Unified Bootloader version 2. The bootloader used on RHEL 10. Configuration is managed via grubby. The b…</text:p>
            <text:p text:style-name="PBullet">• grubby</text:p>
            <text:p text:style-name="PBullet">• A command-line tool for managing GRUB2 boot entries. Used to set the default kernel, add/remove kernel parameters.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I</text:p>
          </draw:text-box>
        </draw:frame>
        <draw:frame draw:style-name="TransBox" svg:width="31.8700cm" svg:height="13.5500cm" svg:x="1.0000cm" svg:y="4.0000cm">
          <draw:text-box>
            <text:p text:style-name="PBullet">• inode</text:p>
            <text:p text:style-name="PBullet">• A data structure in a filesystem that stores metadata about a file (permissions, timestamps, ownership, data block…</text:p>
            <text:p text:style-name="PBullet">• I/O wait</text:p>
            <text:p text:style-name="PBullet">• The percentage of CPU time spent waiting for I/O operations to complete (the wa column in vmstat). High I/O wait i…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J</text:p>
          </draw:text-box>
        </draw:frame>
        <draw:frame draw:style-name="TransBox" svg:width="31.8700cm" svg:height="13.5500cm" svg:x="1.0000cm" svg:y="4.0000cm">
          <draw:text-box>
            <text:p text:style-name="PBullet">• journald</text:p>
            <text:p text:style-name="PBullet">• The systemd journal daemon (systemd-journald). Collects log data from the kernel, services, and applications into …</text:p>
            <text:p text:style-name="PBullet">• journalctl</text:p>
            <text:p text:style-name="PBullet">• The command-line interface for reading the systemd journal. Supports filtering by service (-u), priority (-p), tim…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L</text:p>
          </draw:text-box>
        </draw:frame>
        <draw:frame draw:style-name="TransBox" svg:width="31.8700cm" svg:height="13.5500cm" svg:x="1.0000cm" svg:y="4.0000cm">
          <draw:text-box>
            <text:p text:style-name="PBullet">• Linger (systemd)</text:p>
            <text:p text:style-name="PBullet">• A per-user setting (loginctl enable-linger) that keeps a user's systemd user instance and services running after t…</text:p>
            <text:p text:style-name="PBullet">• load average</text:p>
            <text:p text:style-name="PBullet">• A Unix metric representing the average number of processes in the run queue (running or waiting to run) over the l…</text:p>
            <text:p text:style-name="PBullet">• LVM (Logical Volume Manager)</text:p>
            <text:p text:style-name="PBullet">• A storage abstraction layer that allows flexible resizing and management of logical volumes spanning one or more p…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M</text:p>
          </draw:text-box>
        </draw:frame>
        <draw:frame draw:style-name="TransBox" svg:width="31.8700cm" svg:height="13.5500cm" svg:x="1.0000cm" svg:y="4.0000cm">
          <draw:text-box>
            <text:p text:style-name="PBullet">• MAC (Mandatory Access Control)</text:p>
            <text:p text:style-name="PBullet">• A security model where access decisions are made by policy, not by the resource owner. SELinux implements MAC on R…</text:p>
            <text:p text:style-name="PBullet">• MLS (Multi-Level Security)</text:p>
            <text:p text:style-name="PBullet">• The sensitivity/clearance component of a full SELinux context (the s0:cX,cY part). Most RHEL deployments use s0 (t…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N</text:p>
          </draw:text-box>
        </draw:frame>
        <draw:frame draw:style-name="TransBox" svg:width="31.8700cm" svg:height="13.5500cm" svg:x="1.0000cm" svg:y="4.0000cm">
          <draw:text-box>
            <text:p text:style-name="PBullet">• NetworkManager</text:p>
            <text:p text:style-name="PBullet">• The RHEL 10 network configuration service. Manages connections via nmcli (CLI), nmtui (TUI), or connection files i…</text:p>
            <text:p text:style-name="PBullet">• nmcli</text:p>
            <text:p text:style-name="PBullet">• The command-line interface for NetworkManager. Used to create, modify, activate, and inspect network connections.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P</text:p>
          </draw:text-box>
        </draw:frame>
        <draw:frame draw:style-name="TransBox" svg:width="31.8700cm" svg:height="13.5500cm" svg:x="1.0000cm" svg:y="4.0000cm">
          <draw:text-box>
            <text:p text:style-name="PBullet">• pasta</text:p>
            <text:p text:style-name="PBullet">• The default network stack for rootless Podman on RHEL 10 (replacing slirp4netns). pasta provides better performanc…</text:p>
            <text:p text:style-name="PBullet">• PE (Physical Extent)</text:p>
            <text:p text:style-name="PBullet">• The basic allocation unit in LVM. A Physical Volume is divided into fixed-size PEs (default 4 MB). Logical Volumes…</text:p>
            <text:p text:style-name="PBullet">• Playbook (Ansible)</text:p>
            <text:p text:style-name="PBullet">• A YAML file containing one or more plays, each targeting a group of hosts and defining a list of tasks to execute.…</text:p>
            <text:p text:style-name="PBullet">• Podman</text:p>
            <text:p text:style-name="PBullet">• A daemonless container engine for OCI containers on RHEL 10. Supports both root and rootless operation. See Podman…</text:p>
            <text:p text:style-name="PBullet">• Podman secret</text:p>
            <text:p text:style-name="PBullet">• An encrypted blob stored by Podman and injected into containers at /run/secrets/&lt;name&gt; as a read-only tmpfs file. …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Q</text:p>
          </draw:text-box>
        </draw:frame>
        <draw:frame draw:style-name="TransBox" svg:width="31.8700cm" svg:height="13.5500cm" svg:x="1.0000cm" svg:y="4.0000cm">
          <draw:text-box>
            <text:p text:style-name="PBullet">• Quadlet</text:p>
            <text:p text:style-name="PBullet">• A systemd generator shipped with Podman on RHEL 10 that converts .container, .volume, .network, and .pod files int…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R</text:p>
          </draw:text-box>
        </draw:frame>
        <draw:frame draw:style-name="TransBox" svg:width="31.8700cm" svg:height="13.5500cm" svg:x="1.0000cm" svg:y="4.0000cm">
          <draw:text-box>
            <text:p text:style-name="PBullet">• RHCA (Red Hat Certified Architect)</text:p>
            <text:p text:style-name="PBullet">• The highest Red Hat certification tier. Earned by achieving five or more Red Hat Certified Specialist credentials.…</text:p>
            <text:p text:style-name="PBullet">• RHCE (Red Hat Certified Engineer)</text:p>
            <text:p text:style-name="PBullet">• The second-tier Red Hat certification (EX294). Tests Ansible automation skills on RHEL. Prerequisite: RHCSA.</text:p>
            <text:p text:style-name="PBullet">• RHCSA (Red Hat Certified System Administrator)</text:p>
            <text:p text:style-name="PBullet">• The entry-level Red Hat certification (EX200). Tests core RHEL administration skills. See Exam Objective Map.</text:p>
            <text:p text:style-name="PBullet">• restorecon</text:p>
            <text:p text:style-name="PBullet">• A SELinux tool that relabels files to their default context based on the fcontext database. Must be run after sema…</text:p>
            <text:p text:style-name="PBullet">• Role (Ansible)</text:p>
            <text:p text:style-name="PBullet">• A structured way to organize playbooks, tasks, variables, templates, and handlers into a reusable unit. Roles foll…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</text:p>
          </draw:text-box>
        </draw:frame>
        <draw:frame draw:style-name="TransBox" svg:width="31.8700cm" svg:height="13.5500cm" svg:x="1.0000cm" svg:y="4.0000cm">
          <draw:text-box>
            <text:p text:style-name="PBullet">• SELinux (Security-Enhanced Linux)</text:p>
            <text:p text:style-name="PBullet">• A Linux Security Module implementing Mandatory Access Control. Enforces type enforcement policy on every file acce…</text:p>
            <text:p text:style-name="PBullet">• semanage</text:p>
            <text:p text:style-name="PBullet">• A SELinux policy management tool for persistent changes to fcontext mappings, port labels, and booleans. Part of t…</text:p>
            <text:p text:style-name="PBullet">• slirp4netns</text:p>
            <text:p text:style-name="PBullet">• The previous user-space network stack for rootless Podman (pre-RHEL 10). Replaced by pasta on RHEL 10.</text:p>
            <text:p text:style-name="PBullet">• socket activation</text:p>
            <text:p text:style-name="PBullet">• A systemd feature where a service is started on-demand when a connection arrives on its socket, rather than at boo…</text:p>
            <text:p text:style-name="PBullet">• subscription-manager</text:p>
            <text:p text:style-name="PBullet">• The RHEL tool for registering systems with Red Hat Subscription Management (RHSM) and entitling them to content re…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T</text:p>
          </draw:text-box>
        </draw:frame>
        <draw:frame draw:style-name="TransBox" svg:width="31.8700cm" svg:height="13.5500cm" svg:x="1.0000cm" svg:y="4.0000cm">
          <draw:text-box>
            <text:p text:style-name="PBullet">• target (systemd)</text:p>
            <text:p text:style-name="PBullet">• A unit type that groups other units for synchronization and ordering. Acts as milestones in the boot process (e.g.…</text:p>
            <text:p text:style-name="PBullet">• tcpdump</text:p>
            <text:p text:style-name="PBullet">• A command-line network packet analyzer. Used for network troubleshooting and protocol analysis. See tcpdump.</text:p>
            <text:p text:style-name="PBullet">• THP (Transparent Huge Pages)</text:p>
            <text:p text:style-name="PBullet">• A kernel feature that automatically uses 2 MB huge memory pages instead of 4 KB standard pages. Improves throughpu…</text:p>
            <text:p text:style-name="PBullet">• tuned</text:p>
            <text:p text:style-name="PBullet">• A systemd service on RHEL 10 that applies kernel parameter and device setting profiles optimized for specific work…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U</text:p>
          </draw:text-box>
        </draw:frame>
        <draw:frame draw:style-name="TransBox" svg:width="31.8700cm" svg:height="13.5500cm" svg:x="1.0000cm" svg:y="4.0000cm">
          <draw:text-box>
            <text:p text:style-name="PBullet">• Unit (systemd)</text:p>
            <text:p text:style-name="PBullet">• The basic configuration object in systemd. Types include .service, .socket, .timer, .target, .mount, .path, .slice…</text:p>
            <text:p text:style-name="PBullet">• userns (User Namespace)</text:p>
            <text:p text:style-name="PBullet">• A Linux kernel feature that maps a range of host UIDs to a different range inside the namespace. Used by rootless …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V</text:p>
          </draw:text-box>
        </draw:frame>
        <draw:frame draw:style-name="TransBox" svg:width="31.8700cm" svg:height="13.5500cm" svg:x="1.0000cm" svg:y="4.0000cm">
          <draw:text-box>
            <text:p text:style-name="PBullet">• VG (Volume Group)</text:p>
            <text:p text:style-name="PBullet">• A pool of storage in LVM created from one or more Physical Volumes. Logical Volumes are allocated from VGs.</text:p>
            <text:p text:style-name="PBullet">• virsh</text:p>
            <text:p text:style-name="PBullet">• The command-line interface for libvirt/KVM VM management. Used for VM lifecycle, snapshot management, and network …</text:p>
            <text:p text:style-name="PBullet">• virt-install</text:p>
            <text:p text:style-name="PBullet">• A command-line tool for creating and provisioning KVM virtual machines.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X</text:p>
          </draw:text-box>
        </draw:frame>
        <draw:frame draw:style-name="TransBox" svg:width="31.8700cm" svg:height="13.5500cm" svg:x="1.0000cm" svg:y="4.0000cm">
          <draw:text-box>
            <text:p text:style-name="PBullet">• XFS</text:p>
            <text:p text:style-name="PBullet">• The default filesystem for RHEL 10 data partitions. High-performance, scalable journaling filesystem. Can be grown…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Z</text:p>
          </draw:text-box>
        </draw:frame>
        <draw:frame draw:style-name="TransBox" svg:width="31.8700cm" svg:height="13.5500cm" svg:x="1.0000cm" svg:y="4.0000cm">
          <draw:text-box>
            <text:p text:style-name="PBullet">• :z / :Z (Podman volume mount flags)</text:p>
            <text:p text:style-name="PBullet">• SELinux relabeling options for Podman volume mounts. :z (lowercase) = shared label (multiple containers can read).…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Glossary</text:p>
          </draw:text-box>
        </draw:frame>
        <draw:frame draw:style-name="TransBox" svg:width="31.8700cm" svg:height="13.5500cm" svg:x="1.0000cm" svg:y="4.0000cm">
          <draw:text-box>
            <text:p text:style-name="PBullet">✓  A: ACL (Access Control List)</text:p>
            <text:p text:style-name="PBullet">✓  B: Boolean (SELinux)</text:p>
            <text:p text:style-name="PBullet">✓  C: cgroup (Control Group)</text:p>
            <text:p text:style-name="PBullet">✓  D: DAC (Discretionary Access Control)</text:p>
            <text:p text:style-name="PBullet">✓  E: ens3</text:p>
            <text:p text:style-name="PBullet">✓  F: fcontext</text:p>
            <text:p text:style-name="PBullet">✓  G: GRUB2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